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entradas</text:p>
          </table:table-cell>
          <table:table-cell office:value-type="string" calcext:value-type="string">
            <text:p>salida</text:p>
          </table:table-cell>
          <table:table-cell/>
          <table:table-cell office:value-type="string" calcext:value-type="string">
            <text:p>entradas </text:p>
          </table:table-cell>
          <table:table-cell table:style-name="Default" office:value-type="string" calcext:value-type="string">
            <text:p>salida</text:p>
          </table:table-cell>
          <table:table-cell table:style-name="Default"/>
          <table:table-cell/>
          <table:table-cell table:style-name="Default" office:value-type="string" calcext:value-type="string">
            <text:p>entrada </text:p>
          </table:table-cell>
          <table:table-cell office:value-type="string" calcext:value-type="string">
            <text:p>salid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lt;=1</text:p>
          </table:table-cell>
          <table:table-cell table:style-name="ce1" office:value-type="percentage" office:value="0.05" calcext:value-type="percentage">
            <text:p>5,00 %</text:p>
          </table:table-cell>
          <table:table-cell/>
          <table:table-cell office:value-type="string" calcext:value-type="string">
            <text:p>&lt;=0,5</text:p>
          </table:table-cell>
          <table:table-cell table:style-name="ce1" office:value-type="percentage" office:value="0" calcext:value-type="percentage">
            <text:p>0,00 %</text:p>
          </table:table-cell>
          <table:table-cell table:style-name="ce1"/>
          <table:table-cell/>
          <table:table-cell table:style-name="Default" office:value-type="string" calcext:value-type="string">
            <text:p>N&lt;=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gt;1&lt;=5</text:p>
          </table:table-cell>
          <table:table-cell table:style-name="ce1" office:value-type="percentage" office:value="0.1" calcext:value-type="percentage">
            <text:p>10,00 %</text:p>
          </table:table-cell>
          <table:table-cell/>
          <table:table-cell office:value-type="string" calcext:value-type="string">
            <text:p>&gt;0,5</text:p>
          </table:table-cell>
          <table:table-cell table:style-name="ce1" office:value-type="percentage" office:value="0.1" calcext:value-type="percentage">
            <text:p>10,00 %</text:p>
          </table:table-cell>
          <table:table-cell table:style-name="ce1"/>
          <table:table-cell/>
          <table:table-cell table:style-name="Default" office:value-type="string" calcext:value-type="string">
            <text:p>N&lt;2</text:p>
          </table:table-cell>
          <table:table-cell office:value-type="string" calcext:value-type="string">
            <text:p><text:s/>N*0,1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gt;5</text:p>
          </table:table-cell>
          <table:table-cell table:style-name="ce1" office:value-type="percentage" office:value="0.15" calcext:value-type="percentage">
            <text:p>15,00 %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s</text:p>
          </table:table-cell>
          <table:table-cell table:style-name="Default" office:value-type="string" calcext:value-type="string">
            <text:p>Precio base con beneficio</text:p>
          </table:table-cell>
          <table:table-cell office:value-type="string" calcext:value-type="string">
            <text:p>valores entrada</text:p>
          </table:table-cell>
          <table:table-cell table:style-name="Default" office:value-type="string" calcext:value-type="string">
            <text:p>Precio final</text:p>
          </table:table-cell>
          <table:table-cell office:value-type="string" calcext:value-type="string">
            <text:p>Numero de elementos</text:p>
          </table:table-cell>
        </table:table-row>
        <table:table-row table:style-name="ro1">
          <table:table-cell office:value-type="string" calcext:value-type="string">
            <text:p>Conjetura de error 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so 1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*(Cevp1 +2*Cevd1</text:span>)+Ceve1</text:p>
          </table:table-cell>
          <table:table-cell table:formula="of:=[.H6]+[.K6]*([.E10]++[.E16]+[.E16])+[.E21]" office:value-type="currency" office:currency="EUR" office:value="1.625" calcext:value-type="currency">
            <text:p>1,63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so 2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mElem*(Cevp1 +2*Cevd2)+ Ceve1</text:p>
          </table:table-cell>
          <table:table-cell table:formula="of:=[.H7]+[.K7]*([.E10]+[.E17]+[.E17])+[.E21]" office:value-type="currency" office:currency="EUR" office:value="1.875" calcext:value-type="currency">
            <text:p>1,88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 3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*(Cevp1 +2*Cevd1)+ Ceve2</text:p>
          </table:table-cell>
          <table:table-cell table:formula="of:=[.H8]+[.K8]*([.E10]+[.E16]+[.E16])+[.E22]" office:value-type="currency" office:currency="EUR" office:value="2.1125" calcext:value-type="currency">
            <text:p>2,11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ses de equivalecia peso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 table:style-name="Default" office:value-type="string" calcext:value-type="string">
            <text:p>precio suplementos</text:p>
          </table:table-cell>
          <table:table-cell table:style-name="Default"/>
          <table:table-cell office:value-type="string" calcext:value-type="string">
            <text:p>Caso 4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*(Cevp1+2*Cevd2)+ Ceve2</text:p>
          </table:table-cell>
          <table:table-cell table:formula="of:=[.H9]+[.K9]*([.E10]+[.E17]+[.E17])+[.E22]" office:value-type="currency" office:currency="EUR" office:value="2.4875" calcext:value-type="currency">
            <text:p>2,49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vp1</text:p>
          </table:table-cell>
          <table:table-cell office:value-type="string" calcext:value-type="string">
            <text:p>&lt;=1&amp;&amp;&gt;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formula="of:=[.D10]*[.H6]" office:value-type="currency" office:currency="EUR" office:value="0.0625" calcext:value-type="currency">
            <text:p>0,06 €</text:p>
          </table:table-cell>
          <table:table-cell/>
          <table:table-cell office:value-type="string" calcext:value-type="string">
            <text:p>Caso 5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*(Cevp2 +2*Cevd1)+Ceve1</text:p>
          </table:table-cell>
          <table:table-cell table:formula="of:=[.H10]+[.K10]*([.E11]+[.E16]+[.E16])+[.E21]" office:value-type="currency" office:currency="EUR" office:value="1.75" calcext:value-type="currency">
            <text:p>1,75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p2</text:p>
          </table:table-cell>
          <table:table-cell office:value-type="string" calcext:value-type="string">
            <text:p>&gt;1&lt;=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D11]*[.H7]" office:value-type="currency" office:currency="EUR" office:value="0.125" calcext:value-type="currency">
            <text:p>0,13 €</text:p>
          </table:table-cell>
          <table:table-cell/>
          <table:table-cell office:value-type="string" calcext:value-type="string">
            <text:p>Caso 6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2 +2*Cevd2)+Ceve1</text:p>
          </table:table-cell>
          <table:table-cell table:formula="of:=[.H11]+[.K11]*([.E11]+[.E17]+[.E17])+[.E21]" office:value-type="currency" office:currency="EUR" office:value="2" calcext:value-type="currency">
            <text:p>2,00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p3</text:p>
          </table:table-cell>
          <table:table-cell office:value-type="string" calcext:value-type="string">
            <text:p>&gt;5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table:formula="of:=[.D12]*[.H8]" office:value-type="currency" office:currency="EUR" office:value="0.1875" calcext:value-type="currency">
            <text:p>0,19 €</text:p>
          </table:table-cell>
          <table:table-cell/>
          <table:table-cell office:value-type="string" calcext:value-type="string">
            <text:p>Caso 7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2 +2*Cevd1)+Ceve2</text:p>
          </table:table-cell>
          <table:table-cell table:formula="of:=[.H12]+[.K12]*([.E11]+[.E16]+[.E16])+[.E22]" office:value-type="currency" office:currency="EUR" office:value="2.3" calcext:value-type="currency">
            <text:p>2,30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vp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Caso 8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2 +2*Cevd2)+Ceve1</text:p>
          </table:table-cell>
          <table:table-cell table:formula="of:=[.H13]+[.K13]*([.E11]+[.E17]+[.E17])+[.E21]" office:value-type="currency" office:currency="EUR" office:value="2" calcext:value-type="currency">
            <text:p>2,00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formula="of:=[.D14]*[.H10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aso 9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3 +2*Cevd1)+Ceve1</text:p>
          </table:table-cell>
          <table:table-cell table:formula="of:=[.H14]+[.K14]*([.E12]+[.E16]+[.E16])+[.E21]" office:value-type="currency" office:currency="EUR" office:value="1.875" calcext:value-type="currency">
            <text:p>1,88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ses de equivalecia dimension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 table:number-columns-repeated="2"/>
          <table:table-cell office:value-type="string" calcext:value-type="string">
            <text:p>Caso 10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3+2*Cevd2)+Ceve1</text:p>
          </table:table-cell>
          <table:table-cell table:formula="of:=[.H15]+[.K15]*([.E12]+[.E17]+[.E17])+[.E21]" office:value-type="currency" office:currency="EUR" office:value="2.125" calcext:value-type="currency">
            <text:p>2,13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d1</text:p>
          </table:table-cell>
          <table:table-cell office:value-type="string" calcext:value-type="string">
            <text:p>&lt;=0,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table:formula="of:=[.D16]*[.H12]" office:value-type="currency" office:currency="EUR" office:value="0.0625" calcext:value-type="currency">
            <text:p>0,06 €</text:p>
          </table:table-cell>
          <table:table-cell/>
          <table:table-cell office:value-type="string" calcext:value-type="string">
            <text:p>Caso 11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3 +2*Cevd1)+Ceve2</text:p>
          </table:table-cell>
          <table:table-cell table:formula="of:=[.H16]+[.K16]*([.E12]+[.E16]+[.E16])+[.E22]" office:value-type="currency" office:currency="EUR" office:value="2.4875" calcext:value-type="currency">
            <text:p>2,49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vd2</text:p>
          </table:table-cell>
          <table:table-cell office:value-type="string" calcext:value-type="string">
            <text:p>&gt;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D17]*[.H13]" office:value-type="currency" office:currency="EUR" office:value="0.125" calcext:value-type="currency">
            <text:p>0,13 €</text:p>
          </table:table-cell>
          <table:table-cell/>
          <table:table-cell office:value-type="string" calcext:value-type="string">
            <text:p>Caso 12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3 +2*Cevd2)+Ceve2</text:p>
          </table:table-cell>
          <table:table-cell table:formula="of:=[.H17]+[.K17]*([.E12]+[.E17]+[.E17])+[.E22]" office:value-type="currency" office:currency="EUR" office:value="2.8625" calcext:value-type="currency">
            <text:p>2,86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vd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Caso 13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1 +Cevd1+Cevd2)+Ceve1</text:p>
          </table:table-cell>
          <table:table-cell table:formula="of:=[.H18]+[.K18]*([.E10]+[.E16]+[.E17])+[.E21]" office:value-type="currency" office:currency="EUR" office:value="1.75" calcext:value-type="currency">
            <text:p>1,75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Caso 14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1 +Cevd1+Cevd2)+Ceve2</text:p>
          </table:table-cell>
          <table:table-cell table:formula="of:=[.H19]+[.K19]*([.E10]++[.E16]+[.E17])+[.E22]" office:value-type="currency" office:currency="EUR" office:value="2.3" calcext:value-type="currency">
            <text:p>2,30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ses de equivalecia elementos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/>
          <table:table-cell table:style-name="Default"/>
          <table:table-cell office:value-type="string" calcext:value-type="string">
            <text:p>Caso 15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2 +Cevd1+Cevd2)+Ceve1</text:p>
          </table:table-cell>
          <table:table-cell table:formula="of:=[.H20]+[.K20]*([.E11]++[.E16]+[.E17])+[.E21]" office:value-type="currency" office:currency="EUR" office:value="1.875" calcext:value-type="currency">
            <text:p>1,88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e1</text:p>
          </table:table-cell>
          <table:table-cell office:value-type="string" calcext:value-type="string">
            <text:p>&lt;=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1]*[.H17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aso 16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(Cevp2 +Cevd1+Cevd2</text:span>)+Ceve2</text:p>
          </table:table-cell>
          <table:table-cell table:formula="of:=[.H21]+[.K21]*([.E11]+[.E16]+[.E17])+[.E22]" office:value-type="currency" office:currency="EUR" office:value="2.4875" calcext:value-type="currency">
            <text:p>2,49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ve2</text:p>
          </table:table-cell>
          <table:table-cell office:value-type="string" calcext:value-type="string">
            <text:p>&gt;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,3 cents</text:p>
          </table:table-cell>
          <table:table-cell office:value-type="currency" office:currency="EUR" office:value="0.3" calcext:value-type="currency">
            <text:p>0,30 €</text:p>
          </table:table-cell>
          <table:table-cell/>
          <table:table-cell office:value-type="string" calcext:value-type="string">
            <text:p>Caso 17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(Cevp3 +Cevd1+Cevd2</text:span>)+Ceve1</text:p>
          </table:table-cell>
          <table:table-cell table:formula="of:=[.H22]+[.K22]*([.E12]+[.E16]+[.E17])+[.E21]" office:value-type="currency" office:currency="EUR" office:value="2" calcext:value-type="currency">
            <text:p>2,00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nve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error</text:p>
          </table:table-cell>
          <table:table-cell table:style-name="Default" table:number-columns-repeated="2"/>
          <table:table-cell office:value-type="string" calcext:value-type="string">
            <text:p>Caso 18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(Cevp3 +Cevd1+Cevd2</text:span>)+Ceve2</text:p>
          </table:table-cell>
          <table:table-cell table:formula="of:=[.H23]+[.K23]*([.E12]+[.E17]+[.E16])+[.E22]" office:value-type="currency" office:currency="EUR" office:value="2.675" calcext:value-type="currency">
            <text:p>2,68 €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1:53:16.510465898</meta:creation-date>
    <dc:date>2024-05-20T21:57:48.795855990</dc:date>
    <meta:editing-duration>PT4M32S</meta:editing-duration>
    <meta:editing-cycles>1</meta:editing-cycles>
    <meta:document-statistic meta:table-count="1" meta:cell-count="178" meta:object-count="0"/>
    <meta:generator>LibreOffice/7.3.7.2$Linux_X86_64 LibreOffice_project/30$Build-2</meta:generator>
  </office:meta>
</office:document-meta>
</file>